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" style:parent-style-name="Policepardéfaut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en" style:country-asian="GB"/>
    </style:style>
    <style:style style:name="T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" style:parent-style-name="Normal" style:family="paragraph">
      <style:paragraph-properties fo:margin-bottom="0in" style:line-height-at-least="0.1979in" fo:background-color="#1E1E1E"/>
    </style:style>
    <style:style style:name="T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bottom="0in" style:line-height-at-least="0.1979in" fo:text-indent="0.5in" fo:background-color="#1E1E1E"/>
    </style:style>
    <style:style style:name="T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" style:parent-style-name="Normal" style:family="paragraph">
      <style:paragraph-properties fo:margin-bottom="0in" style:line-height-at-least="0.1979in" fo:background-color="#1E1E1E"/>
    </style:style>
    <style:style style:name="T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7" style:parent-style-name="Normal" style:family="paragraph">
      <style:paragraph-properties fo:margin-bottom="0in" style:line-height-at-least="0.1979in" fo:background-color="#1E1E1E"/>
    </style:style>
    <style:style style:name="T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" style:parent-style-name="Normal" style:family="paragraph">
      <style:paragraph-properties fo:margin-bottom="0in" style:line-height-at-least="0.1979in" fo:text-indent="0.5in" fo:background-color="#1E1E1E"/>
    </style:style>
    <style:style style:name="T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8" style:parent-style-name="Normal" style:family="paragraph">
      <style:paragraph-properties fo:margin-bottom="0in" style:line-height-at-least="0.1979in" fo:background-color="#1E1E1E"/>
    </style:style>
    <style:style style:name="T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6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" style:parent-style-name="Normal" style:family="paragraph">
      <style:paragraph-properties fo:margin-bottom="0in" style:line-height-at-least="0.1979in" fo:background-color="#1E1E1E"/>
    </style:style>
    <style:style style:name="T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4" style:parent-style-name="Normal" style:family="paragraph">
      <style:paragraph-properties fo:margin-bottom="0in" style:line-height-at-least="0.1979in" fo:text-indent="0.5in" fo:background-color="#1E1E1E"/>
    </style:style>
    <style:style style:name="T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2" style:parent-style-name="Normal" style:family="paragraph">
      <style:paragraph-properties fo:margin-bottom="0in" style:line-height-at-least="0.1979in" fo:background-color="#1E1E1E"/>
    </style:style>
    <style:style style:name="T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4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8" style:parent-style-name="Normal" style:family="paragraph">
      <style:paragraph-properties fo:margin-bottom="0in" style:line-height-at-least="0.1979in" fo:background-color="#1E1E1E"/>
    </style:style>
    <style:style style:name="T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0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4" style:parent-style-name="Normal" style:family="paragraph">
      <style:paragraph-properties fo:margin-bottom="0in" style:line-height-at-least="0.1979in" fo:background-color="#1E1E1E"/>
    </style:style>
    <style:style style:name="T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2" style:parent-style-name="Normal" style:family="paragraph">
      <style:paragraph-properties fo:margin-bottom="0in" style:line-height-at-least="0.1979in" fo:background-color="#1E1E1E"/>
    </style:style>
    <style:style style:name="T1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4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8" style:parent-style-name="Normal" style:family="paragraph">
      <style:paragraph-properties fo:margin-bottom="0in" style:line-height-at-least="0.1979in" fo:text-indent="0.5in" fo:background-color="#1E1E1E"/>
    </style:style>
    <style:style style:name="T1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6" style:parent-style-name="Normal" style:family="paragraph">
      <style:paragraph-properties fo:margin-bottom="0in" style:line-height-at-least="0.1979in" fo:background-color="#1E1E1E"/>
    </style:style>
    <style:style style:name="T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2" style:parent-style-name="Normal" style:family="paragraph">
      <style:paragraph-properties fo:margin-bottom="0in" style:line-height-at-least="0.1979in" fo:background-color="#1E1E1E"/>
    </style:style>
    <style:style style:name="T1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8" style:parent-style-name="Normal" style:family="paragraph">
      <style:paragraph-properties fo:margin-bottom="0in" style:line-height-at-least="0.1979in" fo:background-color="#1E1E1E"/>
    </style:style>
    <style:style style:name="T1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0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" style:parent-style-name="Normal" style:family="paragraph">
      <style:paragraph-properties fo:margin-bottom="0in" style:line-height-at-least="0.1979in" fo:background-color="#1E1E1E"/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9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3" style:parent-style-name="Normal" style:family="paragraph">
      <style:paragraph-properties fo:margin-bottom="0in" style:line-height-at-least="0.1979in" fo:text-indent="0.5in" fo:background-color="#1E1E1E"/>
    </style:style>
    <style:style style:name="T1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0" style:parent-style-name="Normal" style:family="paragraph">
      <style:paragraph-properties fo:margin-bottom="0in" style:line-height-at-least="0.1979in" fo:background-color="#1E1E1E"/>
    </style:style>
    <style:style style:name="T1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2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6" style:parent-style-name="Normal" style:family="paragraph">
      <style:paragraph-properties fo:margin-bottom="0in" style:line-height-at-least="0.1979in" fo:background-color="#1E1E1E"/>
    </style:style>
    <style:style style:name="T1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8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2" style:parent-style-name="Normal" style:family="paragraph">
      <style:paragraph-properties fo:margin-bottom="0in" style:line-height-at-least="0.1979in" fo:background-color="#1E1E1E"/>
    </style:style>
    <style:style style:name="T1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2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6" style:parent-style-name="Normal" style:family="paragraph">
      <style:paragraph-properties fo:margin-bottom="0in" style:line-height-at-least="0.1979in" fo:text-indent="0.5in" fo:background-color="#1E1E1E"/>
    </style:style>
    <style:style style:name="T1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9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81" style:parent-style-name="Normal" style:family="paragraph">
      <style:paragraph-properties fo:margin-bottom="0in" style:line-height-at-least="0.1979in" fo:background-color="#1E1E1E"/>
    </style:style>
    <style:style style:name="T1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3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88" style:parent-style-name="Normal" style:family="paragraph">
      <style:paragraph-properties fo:margin-bottom="0in" style:line-height-at-least="0.1979in" fo:background-color="#1E1E1E"/>
    </style:style>
    <style:style style:name="T1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0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94" style:parent-style-name="Normal" style:family="paragraph">
      <style:paragraph-properties fo:margin-bottom="0in" style:line-height-at-least="0.1979in" fo:background-color="#1E1E1E"/>
    </style:style>
    <style:style style:name="T1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6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1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2" style:parent-style-name="Normal" style:family="paragraph">
      <style:paragraph-properties fo:margin-bottom="0in" style:line-height-at-least="0.1979in" fo:background-color="#1E1E1E"/>
    </style:style>
    <style:style style:name="T20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4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20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8" style:parent-style-name="Normal" style:family="paragraph">
      <style:paragraph-properties fo:margin-bottom="0in" style:line-height-at-least="0.1979in" fo:text-indent="0.5in" fo:background-color="#1E1E1E"/>
    </style:style>
    <style:style style:name="T20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13" style:parent-style-name="Normal" style:family="paragraph">
      <style:paragraph-properties fo:margin-bottom="0in" style:line-height-at-least="0.1979in" fo:background-color="#1E1E1E"/>
    </style:style>
    <style:style style:name="P214" style:parent-style-name="Normal" style:family="paragraph">
      <style:paragraph-properties fo:margin-bottom="0in" style:line-height-at-least="0.1979in" fo:background-color="#1E1E1E"/>
    </style:style>
    <style:style style:name="T2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6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20" style:parent-style-name="Normal" style:family="paragraph">
      <style:paragraph-properties fo:margin-bottom="0in" style:line-height-at-least="0.1979in" fo:background-color="#1E1E1E"/>
    </style:style>
    <style:style style:name="T2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2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26" style:parent-style-name="Normal" style:family="paragraph">
      <style:paragraph-properties fo:margin-bottom="0in" style:line-height-at-least="0.1979in" fo:background-color="#1E1E1E"/>
    </style:style>
    <style:style style:name="T2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8" style:parent-style-name="Policepardéfaut" style:family="text">
      <style:text-properties style:font-name="Consolas" style:font-name-asian="Times New Roman" style:font-name-complex="Times New Roman" fo:color="#DADADA" fo:font-size="10.5pt" style:font-size-asian="10.5pt" style:font-size-complex="10.5pt" style:language-asian="en" style:country-asian="GB"/>
    </style:style>
    <style:style style:name="T2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4" style:parent-style-name="Normal" style:family="paragraph">
      <style:paragraph-properties fo:margin-bottom="0in" style:line-height-at-least="0.1979in" fo:background-color="#1E1E1E"/>
    </style:style>
    <style:style style:name="T23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236" style:parent-style-name="Policepardéfaut" style:family="text">
      <style:text-properties style:font-name="Consolas" style:font-name-asian="Times New Roman" style:font-name-complex="Times New Roman" fo:color="#C8C8C8" fo:font-size="10.5pt" style:font-size-asian="10.5pt" style:font-size-complex="10.5pt" style:language-asian="en" style:country-asian="GB"/>
    </style:style>
    <style:style style:name="T2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<text:span text:style-name="T2">const</text:span><text:span text:style-name="T3"><text:s/>data</text:span><text:span text:style-name="T4"><text:s/>= [</text:span></text:p>
      <text:p text:style-name="P5">  {</text:p>
      <text:p text:style-name="P6"><text:span text:style-name="T7">   <text:s/></text:span><text:span text:style-name="T8">id</text:span><text:span text:style-name="T9">:<text:s/></text:span><text:span text:style-name="T10">1</text:span><text:span text:style-name="T11">,</text:span></text:p>
      <text:p text:style-name="P12"><text:span text:style-name="T13">name:</text:span><text:span text:style-name="T14"><text:s/></text:span><text:span text:style-name="T15">"HP-Victus"</text:span><text:span text:style-name="T16">,</text:span></text:p>
      <text:p text:style-name="P17"><text:span text:style-name="T18">   <text:s/></text:span><text:span text:style-name="T19">title</text:span><text:span text:style-name="T20">:<text:s/></text:span><text:span text:style-name="T21">"G-35943-1-HP-Victus-Gaming-15"</text:span><text:span text:style-name="T22">,</text:span></text:p>
      <text:p text:style-name="P23"><text:span text:style-name="T24">   <text:s/></text:span><text:span text:style-name="T25">price</text:span><text:span text:style-name="T26">:<text:s/></text:span><text:span text:style-name="T27">"1466€"</text:span><text:span text:style-name="T28">,</text:span></text:p>
      <text:p text:style-name="P29"><text:span text:style-name="T30">   <text:s/></text:span><text:span text:style-name="T31">image</text:span><text:span text:style-name="T32">:<text:s/></text:span><text:span text:style-name="T33">"/pictures/pc1.jpg"</text:span><text:span text:style-name="T34">,</text:span></text:p>
      <text:p text:style-name="P35">  },</text:p>
      <text:p text:style-name="P36">  {</text:p>
      <text:p text:style-name="P37"><text:span text:style-name="T38">   <text:s/></text:span><text:span text:style-name="T39">id</text:span><text:span text:style-name="T40">:<text:s/></text:span><text:span text:style-name="T41">2</text:span><text:span text:style-name="T42">,</text:span></text:p>
      <text:p text:style-name="P43"><text:span text:style-name="T44">name:</text:span><text:span text:style-name="T45"><text:s/></text:span><text:span text:style-name="T46">"HP-Victus"</text:span><text:span text:style-name="T47">,</text:span></text:p>
      <text:p text:style-name="P48"><text:span text:style-name="T49">   <text:s/></text:span><text:span text:style-name="T50">title</text:span><text:span text:style-name="T51">:<text:s/></text:span><text:span text:style-name="T52">"G-37526-1-pc-portable-gaming-hp-victus-16"</text:span><text:span text:style-name="T53">,</text:span></text:p>
      <text:p text:style-name="P54"><text:span text:style-name="T55">   <text:s/></text:span><text:span text:style-name="T56">price</text:span><text:span text:style-name="T57">:<text:s/></text:span><text:span text:style-name="T58">"1227 €"</text:span><text:span text:style-name="T59">,</text:span></text:p>
      <text:p text:style-name="P60"><text:span text:style-name="T61">   <text:s/></text:span><text:span text:style-name="T62">image</text:span><text:span text:style-name="T63">:<text:s/></text:span><text:span text:style-name="T64">"/pictures/pc2.jpeg"</text:span><text:span text:style-name="T65">,</text:span></text:p>
      <text:p text:style-name="P66">  },</text:p>
      <text:p text:style-name="P67">  {</text:p>
      <text:p text:style-name="P68"><text:span text:style-name="T69">   <text:s/></text:span><text:span text:style-name="T70">id</text:span><text:span text:style-name="T71">:<text:s/></text:span><text:span text:style-name="T72">3</text:span><text:span text:style-name="T73">,</text:span></text:p>
      <text:p text:style-name="P74"><text:span text:style-name="T75">name:</text:span><text:span text:style-name="T76"><text:s/></text:span><text:span text:style-name="T77">"</text:span><text:span text:style-name="T78"><text:s/></text:span><text:span text:style-name="T79">asus<text:s/></text:span><text:span text:style-name="T80">"</text:span><text:span text:style-name="T81">,</text:span></text:p>
      <text:p text:style-name="P82"><text:span text:style-name="T83">   <text:s/></text:span><text:span text:style-name="T84">title</text:span><text:span text:style-name="T85">:<text:s/></text:span><text:span text:style-name="T86">"G-37932-1-asus-vivobook-pro-15"</text:span><text:span text:style-name="T87">,</text:span></text:p>
      <text:p text:style-name="P88"><text:span text:style-name="T89">   <text:s/></text:span><text:span text:style-name="T90">price</text:span><text:span text:style-name="T91">:<text:s/></text:span><text:span text:style-name="T92">"1466€"</text:span><text:span text:style-name="T93">,</text:span></text:p>
      <text:p text:style-name="P94"><text:span text:style-name="T95">   <text:s/></text:span><text:span text:style-name="T96">image</text:span><text:span text:style-name="T97">:<text:s/></text:span><text:span text:style-name="T98">"/pictures/pc3.jpg"</text:span><text:span text:style-name="T99">,</text:span></text:p>
      <text:p text:style-name="P100">  },</text:p>
      <text:p text:style-name="P101">  {</text:p>
      <text:p text:style-name="P102"><text:span text:style-name="T103">   <text:s/></text:span><text:span text:style-name="T104">id</text:span><text:span text:style-name="T105">:<text:s/></text:span><text:span text:style-name="T106">4</text:span><text:span text:style-name="T107">,</text:span></text:p>
      <text:p text:style-name="P108"><text:span text:style-name="T109">name:</text:span><text:span text:style-name="T110"><text:s/></text:span><text:span text:style-name="T111">"</text:span><text:span text:style-name="T112"><text:s/></text:span><text:span text:style-name="T113">Lenovo<text:s/></text:span><text:span text:style-name="T114">"</text:span><text:span text:style-name="T115">,</text:span></text:p>
      <text:p text:style-name="P116"><text:span text:style-name="T117">   <text:s/></text:span><text:span text:style-name="T118">title</text:span><text:span text:style-name="T119">:<text:s/></text:span><text:span text:style-name="T120">"G-38002-1-Lenovo-LOQ"</text:span><text:span text:style-name="T121">,</text:span></text:p>
      <text:p text:style-name="P122"><text:span text:style-name="T123">   <text:s/></text:span><text:span text:style-name="T124">price</text:span><text:span text:style-name="T125">:<text:s/></text:span><text:span text:style-name="T126">"1299€"</text:span><text:span text:style-name="T127">,</text:span></text:p>
      <text:p text:style-name="P128"><text:span text:style-name="T129">   <text:s/></text:span><text:span text:style-name="T130">image</text:span><text:span text:style-name="T131">:<text:s/></text:span><text:span text:style-name="T132">"/pictures/pc4.jpg"</text:span><text:span text:style-name="T133">,</text:span></text:p>
      <text:p text:style-name="P134">  },</text:p>
      <text:p text:style-name="P135"/>
      <text:p text:style-name="P136">  {</text:p>
      <text:p text:style-name="P137"><text:span text:style-name="T138">   <text:s/></text:span><text:span text:style-name="T139">id</text:span><text:span text:style-name="T140">:<text:s/></text:span><text:span text:style-name="T141">5</text:span><text:span text:style-name="T142">,</text:span></text:p>
      <text:p text:style-name="P143"><text:span text:style-name="T144">name:</text:span><text:span text:style-name="T145"><text:s/></text:span><text:span text:style-name="T146">"</text:span><text:span text:style-name="T147"><text:s/></text:span><text:span text:style-name="T148">THOMSON"</text:span><text:span text:style-name="T149">,</text:span></text:p>
      <text:p text:style-name="P150"><text:span text:style-name="T151">   <text:s/></text:span><text:span text:style-name="T152">title</text:span><text:span text:style-name="T153">:<text:s/></text:span><text:span text:style-name="T154">"PC Portable Notebook - THOMSON"</text:span><text:span text:style-name="T155">,</text:span></text:p>
      <text:p text:style-name="P156"><text:span text:style-name="T157">   <text:s/></text:span><text:span text:style-name="T158">price</text:span><text:span text:style-name="T159">:<text:s/></text:span><text:span text:style-name="T160">"1460€"</text:span><text:span text:style-name="T161">,</text:span></text:p>
      <text:p text:style-name="P162"><text:span text:style-name="T163">   <text:s/></text:span><text:span text:style-name="T164">image</text:span><text:span text:style-name="T165">:<text:s/></text:span><text:span text:style-name="T166">"/pictures/pc5.jpg"</text:span><text:span text:style-name="T167">,</text:span></text:p>
      <text:p text:style-name="P168">  },</text:p>
      <text:p text:style-name="P169">  {</text:p>
      <text:p text:style-name="P170"><text:span text:style-name="T171">   <text:s/></text:span><text:span text:style-name="T172">id</text:span><text:span text:style-name="T173">:<text:s/></text:span><text:span text:style-name="T174">6</text:span><text:span text:style-name="T175">,</text:span></text:p>
      <text:p text:style-name="P176"><text:span text:style-name="T177">name:</text:span><text:span text:style-name="T178"><text:s/></text:span><text:span text:style-name="T179">"HP-Victus"</text:span><text:span text:style-name="T180">,</text:span></text:p>
      <text:p text:style-name="P181"><text:span text:style-name="T182">   <text:s/></text:span><text:span text:style-name="T183">title</text:span><text:span text:style-name="T184">:<text:s/></text:span><text:span text:style-name="T185">"PC Portable Gamer HP Victus<text:s/></text:span><text:span text:style-name="T186">16"</text:span><text:span text:style-name="T187">,</text:span></text:p>
      <text:p text:style-name="P188"><text:span text:style-name="T189">   <text:s/></text:span><text:span text:style-name="T190">price</text:span><text:span text:style-name="T191">:<text:s/></text:span><text:span text:style-name="T192">"1300€"</text:span><text:span text:style-name="T193">,</text:span></text:p>
      <text:p text:style-name="P194"><text:span text:style-name="T195">   <text:s/></text:span><text:span text:style-name="T196">image</text:span><text:span text:style-name="T197">:<text:s/></text:span><text:span text:style-name="T198">"/pictures/pc6.jpg"</text:span><text:span text:style-name="T199">,</text:span></text:p>
      <text:p text:style-name="P200">  },</text:p>
      <text:p text:style-name="P201">  {</text:p>
      <text:p text:style-name="P202"><text:span text:style-name="T203">   <text:s/></text:span><text:span text:style-name="T204">id</text:span><text:span text:style-name="T205">:<text:s/></text:span><text:span text:style-name="T206">7</text:span><text:span text:style-name="T207">,</text:span></text:p>
      <text:p text:style-name="P208"><text:span text:style-name="T209">name:</text:span><text:span text:style-name="T210"><text:s/></text:span><text:span text:style-name="T211">"HP-Victus"</text:span><text:span text:style-name="T212">,</text:span></text:p>
      <text:p text:style-name="P213"/>
      <text:soft-page-break/>
      <text:p text:style-name="P214"><text:span text:style-name="T215">   <text:s/></text:span><text:span text:style-name="T216">title</text:span><text:span text:style-name="T217">:<text:s/></text:span><text:span text:style-name="T218">"Le PC portable gamer Lenovo "</text:span><text:span text:style-name="T219">,</text:span></text:p>
      <text:p text:style-name="P220"><text:span text:style-name="T221">   <text:s/></text:span><text:span text:style-name="T222">price</text:span><text:span text:style-name="T223">:<text:s/></text:span><text:span text:style-name="T224">"1400€"</text:span><text:span text:style-name="T225">,</text:span></text:p>
      <text:p text:style-name="P226"><text:span text:style-name="T227">   <text:s/></text:span><text:span text:style-name="T228">image</text:span><text:span text:style-name="T229">:<text:s/></text:span><text:span text:style-name="T230">"/pictures/pc7.jpg"</text:span><text:span text:style-name="T231">,</text:span></text:p>
      <text:p text:style-name="P232">  },</text:p>
      <text:p text:style-name="P233">];</text:p>
      <text:p text:style-name="P234"><text:span text:style-name="T235">export default</text:span><text:span text:style-name="T236"><text:s/>data</text:span><text:span text:style-name="T237">;</text:span></text:p>
      <text:p text:style-name="P23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mbria" style:font-name-asian="Times New Roman" style:font-name-complex="Times New Roman" fo:text-transform="uppercase" fo:color="#0070C0" fo:font-size="12pt" style:font-size-asian="12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Cambria" style:font-name-asian="Times New Roman" style:font-name-complex="Times New Roman" fo:text-transform="uppercase" fo:color="#0070C0" fo:font-size="12pt" style:font-size-asian="12pt" style:font-size-complex="14pt"/>
    </style:style>
    <style:style style:name="corps" style:display-name="corps" style:family="paragraph" style:parent-style-name="Normal">
      <style:paragraph-properties fo:text-align="justify" fo:margin-bottom="0in" fo:line-height="150%" fo:text-indent="0.5in"/>
      <style:text-properties style:font-name="Times New Roman" style:font-name-asian="Times New Roman" fo:font-size="12pt" style:font-size-asian="12pt" fo:language="fr" fo:country="FR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RVEUR</meta:initial-creator>
    <dc:creator>SERVEUR</dc:creator>
    <meta:creation-date>2025-03-22T20:00:00Z</meta:creation-date>
    <dc:date>2025-03-22T22:14:00Z</dc:date>
    <meta:template xlink:href="Normal.dotm" xlink:type="simple"/>
    <meta:editing-cycles>5</meta:editing-cycles>
    <meta:editing-duration>PT1080S</meta:editing-duration>
    <meta:document-statistic meta:page-count="2" meta:paragraph-count="1" meta:word-count="147" meta:character-count="989" meta:row-count="7" meta:non-whitespace-character-count="843"/>
  </office:meta>
</office:document-meta>
</file>